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P7" style:parent-style-name="Standard" style:family="paragraph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text-properties style:font-name-complex="Times New Roman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/>
    </style:style>
    <style:style style:name="P32" style:parent-style-name="Standard" style:family="paragraph">
      <style:text-properties style:font-name-complex="Times New Roman"/>
    </style:style>
    <style:style style:name="P33" style:parent-style-name="Standard" style:family="paragraph">
      <style:text-properties style:font-name-complex="Times New Roman"/>
    </style:style>
    <style:style style:name="TableColumn35" style:family="table-column">
      <style:table-column-properties style:column-width="4.825in" style:use-optimal-column-width="false"/>
    </style:style>
    <style:style style:name="Table34" style:family="table">
      <style:table-properties style:width="4.825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486in" fo:padding-bottom="0in" fo:padding-right="0.0486in"/>
    </style:style>
    <style:style style:name="P41" style:parent-style-name="Standard" style:family="paragraph">
      <style:paragraph-properties style:text-autospace="ideograph-alpha" fo:text-align="start" fo:margin-bottom="0.1388in" fo:line-height="115%"/>
    </style:style>
    <style:style style:name="P42" style:parent-style-name="Normal" style:family="paragraph">
      <style:text-properties text:display="none"/>
    </style:style>
    <style:style style:name="TableColumn44" style:family="table-column">
      <style:table-column-properties style:column-width="4.825in" style:use-optimal-column-width="false"/>
    </style:style>
    <style:style style:name="TableColumn45" style:family="table-column">
      <style:table-column-properties style:column-width="1.375in" style:use-optimal-column-width="false"/>
    </style:style>
    <style:style style:name="Table43" style:family="table">
      <style:table-properties style:width="6.2in" fo:margin-left="-0.075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486in" fo:padding-bottom="0in" fo:padding-right="0.0486in"/>
    </style:style>
    <style:style style:name="P48" style:parent-style-name="Standard" style:family="paragraph">
      <style:text-properties style:font-name-complex="Times New Roman"/>
    </style:style>
    <style:style style:name="TableCell49" style:family="table-cell">
      <style:table-cell-properties fo:border="none" style:writing-mode="lr-tb" fo:padding-top="0in" fo:padding-left="0.0486in" fo:padding-bottom="0in" fo:padding-right="0.0486in"/>
    </style:style>
    <style:style style:name="P50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486in" fo:padding-bottom="0in" fo:padding-right="0.0486in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P54" style:parent-style-name="Standard" style:family="paragraph">
      <style:paragraph-properties style:text-autospace="ideograph-alpha" fo:text-align="end" fo:margin-bottom="0.1388in" fo:line-height="115%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.0486in" fo:padding-bottom="0in" fo:padding-right="0.0486in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P59" style:parent-style-name="Standard" style:family="paragraph">
      <style:paragraph-properties style:text-autospace="ideograph-alpha" fo:text-align="end" fo:margin-bottom="0.1388in" fo:line-height="115%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in" fo:padding-left="0.0486in" fo:padding-bottom="0in" fo:padding-right="0.0486in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P64" style:parent-style-name="Standard" style:family="paragraph">
      <style:paragraph-properties style:text-autospace="ideograph-alpha" fo:text-align="end" fo:margin-bottom="0.1388in" fo:line-height="115%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in" fo:padding-left="0.0486in" fo:padding-bottom="0in" fo:padding-right="0.0486in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P69" style:parent-style-name="Standard" style:family="paragraph">
      <style:paragraph-properties style:text-autospace="ideograph-alpha" fo:text-align="end" fo:margin-bottom="0.1388in" fo:line-height="115%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486in" fo:padding-bottom="0in" fo:padding-right="0.0486in"/>
    </style:style>
    <style:style style:name="TableCell73" style:family="table-cell">
      <style:table-cell-properties fo:border="none" style:writing-mode="lr-tb" fo:padding-top="0in" fo:padding-left="0.0486in" fo:padding-bottom="0in" fo:padding-right="0.0486in"/>
    </style:style>
    <style:style style:name="P74" style:parent-style-name="Standard" style:family="paragraph">
      <style:paragraph-properties style:text-autospace="ideograph-alpha" fo:text-align="end" fo:margin-bottom="0.1388in" fo:line-height="115%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style:font-name-complex="Times New Roman"/>
    </style:style>
    <style:style style:name="TableColumn78" style:family="table-column">
      <style:table-column-properties style:column-width="1.075in" style:use-optimal-column-width="false"/>
    </style:style>
    <style:style style:name="TableColumn79" style:family="table-column">
      <style:table-column-properties style:column-width="5.125in" style:use-optimal-column-width="false"/>
    </style:style>
    <style:style style:name="Table77" style:family="table">
      <style:table-properties style:width="6.2in" fo:margin-left="-0.075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.0486in" fo:padding-bottom="0in" fo:padding-right="0.0486in"/>
    </style:style>
    <style:style style:name="TableCell8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3" style:parent-style-name="Standard" style:family="paragraph">
      <style:paragraph-properties style:text-autospace="ideograph-alpha" fo:text-align="start" fo:margin-bottom="0.1388in" fo:line-height="115%"/>
    </style:style>
    <style:style style:name="P84" style:parent-style-name="Standard" style:family="paragraph">
      <style:text-properties style:font-name-complex="Times New Roman"/>
    </style:style>
    <style:style style:name="P85" style:parent-style-name="Título1" style:family="paragraph">
      <style:paragraph-properties fo:break-before="page" fo:margin-left="0in" fo:text-indent="0in">
        <style:tab-stops/>
      </style:paragraph-properties>
    </style:style>
    <style:style style:name="P86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  <style:text-properties style:font-name-complex="Times New Roman"/>
    </style:style>
    <style:style style:name="P87" style:parent-style-name="Título1" style:list-style-name="RTF_Num6" style:family="paragraph">
      <style:paragraph-properties fo:break-before="page">
        <style:tab-stops/>
      </style:paragraph-properties>
    </style:style>
    <style:style style:name="P88" style:parent-style-name="Título2" style:list-style-name="RTF_Num6" style:family="paragraph">
      <style:paragraph-properties>
        <style:tab-stops/>
      </style:paragraph-properties>
    </style:style>
    <style:style style:name="P89" style:parent-style-name="Standard" style:family="paragraph">
      <style:text-properties fo:language="es" fo:country="ES"/>
    </style:style>
    <style:style style:name="P90" style:parent-style-name="Título2" style:list-style-name="RTF_Num6" style:family="paragraph">
      <style:paragraph-properties>
        <style:tab-stops/>
      </style:paragraph-properties>
    </style:style>
    <style:style style:name="P91" style:parent-style-name="Standard" style:family="paragraph">
      <style:text-properties fo:language="es" fo:country="ES"/>
    </style:style>
    <style:style style:name="P92" style:parent-style-name="Título2" style:list-style-name="RTF_Num6" style:family="paragraph">
      <style:paragraph-properties>
        <style:tab-stops/>
      </style:paragraph-properties>
    </style:style>
    <style:style style:name="T93" style:parent-style-name="Fuentedepárrafopredeter." style:family="text">
      <style:text-properties fo:language="es" fo:country="ES"/>
    </style:style>
    <style:style style:name="T94" style:parent-style-name="Fuentedepárrafopredeter." style:family="text">
      <style:text-properties fo:language="es" fo:country="ES"/>
    </style:style>
    <style:style style:name="P95" style:parent-style-name="Standard" style:family="paragraph">
      <style:text-properties style:font-name-complex="Times New Roman" fo:language="es" fo:country="ES"/>
    </style:style>
    <style:style style:name="P9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97" style:parent-style-name="Título1" style:list-style-name="RTF_Num6" style:family="paragraph">
      <style:paragraph-properties>
        <style:tab-stops/>
      </style:paragraph-properties>
    </style:style>
    <style:style style:name="P9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00" style:parent-style-name="Standard" style:family="paragraph">
      <style:paragraph-properties fo:keep-with-next="always" fo:border-top="none" fo:border-left="0.0034in solid #000000" fo:border-bottom="none" fo:border-right="none" fo:padding-top="0in" fo:padding-left="0.0555in" fo:padding-bottom="0in" fo:padding-right="0in" style:shadow="none" fo:text-align="center"/>
    </style:style>
    <style:style style:name="T101" style:parent-style-name="Fuentedepárrafopredeter." style:family="text">
      <style:text-properties style:font-name-complex="Times New Roman"/>
    </style:style>
    <style:style style:name="P102" style:parent-style-name="Descripción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text-align="center"/>
    </style:style>
    <style:style style:name="T103" style:parent-style-name="Fuentedepárrafopredeter." style:family="text">
      <style:text-properties style:font-name-complex="Times New Roman"/>
    </style:style>
    <style:style style:name="P10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P105" style:parent-style-name="Título1" style:list-style-name="RTF_Num6" style:family="paragraph">
      <style:paragraph-properties>
        <style:tab-stops/>
      </style:paragraph-properties>
    </style:style>
    <style:style style:name="P1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3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33" style:parent-style-name="Fuentedepárrafopredeter." style:family="text">
      <style:text-properties style:font-name="Courier New" style:font-name-complex="Courier New" fo:color="#808080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>Taller de Programación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Informe del</text:p>
      <text:p text:style-name="P18">Modelo de Domini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Grupo X</text:p>
          </table:table-cell>
        </table:table-row>
        <table:table-row table:style-name="TableRow39">
          <table:table-cell table:style-name="TableCell40">
            <text:p text:style-name="P41">Integrantes</text:p>
          </table:table-cell>
        </table:table-row>
      </table:table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Standard">Nombre1</text:p>
          </table:table-cell>
          <table:table-cell table:style-name="TableCell53">
            <text:p text:style-name="P54"><text:span text:style-name="T55">CI:</text:span><text:s/>1.111.111-1</text:p>
          </table:table-cell>
        </table:table-row>
        <table:table-row table:style-name="TableRow56">
          <table:table-cell table:style-name="TableCell57">
            <text:p text:style-name="Standard">Nombre2</text:p>
          </table:table-cell>
          <table:table-cell table:style-name="TableCell58">
            <text:p text:style-name="P59"><text:span text:style-name="T60">CI:</text:span><text:s/>1.111.111-1</text:p>
          </table:table-cell>
        </table:table-row>
        <table:table-row table:style-name="TableRow61">
          <table:table-cell table:style-name="TableCell62">
            <text:p text:style-name="Standard">Nombre3</text:p>
          </table:table-cell>
          <table:table-cell table:style-name="TableCell63">
            <text:p text:style-name="P64"><text:span text:style-name="T65">CI:</text:span><text:s/>1.111.111-1</text:p>
          </table:table-cell>
        </table:table-row>
        <table:table-row table:style-name="TableRow66">
          <table:table-cell table:style-name="TableCell67">
            <text:p text:style-name="Standard">Nombre4</text:p>
          </table:table-cell>
          <table:table-cell table:style-name="TableCell68">
            <text:p text:style-name="P69"><text:span text:style-name="T70">CI:</text:span><text:s/>1.111.111-1</text:p>
          </table:table-cell>
        </table:table-row>
        <table:table-row table:style-name="TableRow71">
          <table:table-cell table:style-name="TableCell72">
            <text:p text:style-name="Standard">Nombre5</text:p>
          </table:table-cell>
          <table:table-cell table:style-name="TableCell73">
            <text:p text:style-name="P74"><text:span text:style-name="T75">CI:</text:span><text:s/>1.111.111-1</text:p>
          </table:table-cell>
        </table:table-row>
      </table:table>
      <text:p text:style-name="P76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Standard">Docente:</text:p>
          </table:table-cell>
          <table:table-cell table:style-name="TableCell82">
            <text:p text:style-name="P83">Nombre Docente</text:p>
          </table:table-cell>
        </table:table-row>
      </table:table>
      <text:p text:style-name="P84"/>
      <text:h text:style-name="P85" text:outline-level="1"><text:bookmark-start text:name="_Toc16341052"/><text:bookmark-end text:name="_Toc16341052"/><text:soft-page-break/>Índice</text:h>
      <text:p text:style-name="P8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Dominio del Problema<text:tab/>3</text:p>
          <text:p text:style-name="Contents1">3Restricciones<text:tab/>3</text:p>
        </text:index-body>
      </text:table-of-content>
      <text:p text:style-name="Standard"/>
      <text:list text:style-name="RTF_Num6">
        <text:list-item text:start-value="1">
          <text:p text:style-name="P87"><text:bookmark-start text:name="_Toc174798750"/><text:soft-page-break/>Introducción<text:bookmark-end text:name="_Toc174798750"/></text:p>
        </text:list-item>
      </text:list>
      <text:list text:style-name="RTF_Num6" text:continue-numbering="true">
        <text:list-item>
          <text:list>
            <text:list-item>
              <text:p text:style-name="P88"><text:bookmark-start text:name="_Toc100219928"/>Propósito<text:bookmark-end text:name="_Toc100219928"/></text:p>
            </text:list-item>
          </text:list>
        </text:list-item>
      </text:list>
      <text:p text:style-name="P89">El propósito de este documento es brindar una descripción general del Modelo de Dominio.</text:p>
      <text:list text:style-name="RTF_Num6" text:continue-numbering="true">
        <text:list-item>
          <text:list>
            <text:list-item>
              <text:p text:style-name="P90"><text:bookmark-start text:name="_Toc100219929"/>Alcance<text:bookmark-end text:name="_Toc100219929"/></text:p>
            </text:list-item>
          </text:list>
        </text:list-item>
      </text:list>
      <text:p text:style-name="P91">El informe del Modelo de Dominio ilustra los conceptos del dominio identificados y sus<text:s/>relaciones, además de las restricciones de integridad que aplican sobre ellos. Incluye, además, información (parcial) acerca de los conceptos, los tipos de datos y las relaciones (principalmente las asociaciones) propiamente.</text:p>
      <text:list text:style-name="RTF_Num6" text:continue-numbering="true">
        <text:list-item>
          <text:list>
            <text:list-item>
              <text:p text:style-name="P92"><text:bookmark-start text:name="_Toc100219930"/>Estructura del Documento<text:bookmark-end text:name="_Toc100219930"/></text:p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93">. Por último, la tercera sección presenta las restricciones de integridad que aplican sobre los conceptos y</text:span><text:span text:style-name="T94"><text:s/>relaciones identificados.</text:span></text:p>
      <text:p text:style-name="P95"/>
      <text:p text:style-name="P96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p>
      <text:list text:style-name="RTF_Num6" text:continue-numbering="true">
        <text:list-item>
          <text:p text:style-name="P97"><text:bookmark-start text:name="_Toc174798754"/>Dominio del Problema<text:bookmark-end text:name="_Toc174798754"/></text:p>
        </text:list-item>
      </text:list>
      <text:p text:style-name="Standard">Se presentan los principales conceptos del dominio del problema que se está modelando así como la relación que existe entre ellos. Se incluye un diagrama de clases expresando gráficamente estos conceptos y relaciones.</text:p>
      <text:p text:style-name="Standard"/>
      <text:p text:style-name="P98">A modo de ejemplo en la Figura 2.1 se muestra un modelo conceptual.</text:p>
      <text:p text:style-name="P99"/>
      <text:p text:style-name="P100"><text:span text:style-name="T101"><draw:frame draw:style-name="a0" draw:name="1" text:anchor-type="as-char" svg:x="0in" svg:y="0in" svg:width="5in" svg:height="2.23465in" style:rel-width="scale" style:rel-height="scale"><draw:image xlink:href="media/image1.wmf" xlink:type="simple" xlink:show="embed" xlink:actuate="onLoad"/><svg:title/><svg:desc/></draw:frame></text:span></text:p>
      <text:p text:style-name="P102">Figura 2<text:span text:style-name="T103">‑</text:span>1: <text:s/>Modelo Conceptual del sistema</text:p>
      <text:p text:style-name="P104"/>
      <text:list text:style-name="RTF_Num6" text:continue-numbering="true">
        <text:list-item>
          <text:p text:style-name="P105"><text:bookmark-start text:name="_Toc16341056"/>Restricciones<text:bookmark-end text:name="_Toc16341056"/></text:p>
        </text:list-item>
      </text:list>
      <text:p text:style-name="Standard">En esta sección se presentan las restricciones que aplican al<text:s/>modelo. Estas restricciones refieren a los<text:line-break/>elementos ilustrados en el diagrama de la sección anterior y están expresados en lenguaje natural.</text:p>
      <text:p text:style-name="Standard"/>
      <text:soft-page-break/>
      <text:p text:style-name="P106">Restricciones en lenguaje natural:</text:p>
      <text:p text:style-name="P107"/>
      <text:p text:style-name="P108">Unicidad</text:p>
      <text:p text:style-name="P109"/>
      <text:p text:style-name="P110">-Nickname del usuario</text:p>
      <text:p text:style-name="P111">-Email del usuario</text:p>
      <text:p text:style-name="P112">-Nombre de categoria</text:p>
      <text:p text:style-name="P113">-Nombre de video por canal (Si son de canales diferentes se pueden repetir los nombres)</text:p>
      <text:p text:style-name="P114">-La calificacion para el par usuario-video</text:p>
      <text:p text:style-name="P115"/>
      <text:p text:style-name="P116">Circularidad</text:p>
      <text:p text:style-name="P117"/>
      <text:p text:style-name="P118">-Un usuario no puede seguirse a si mismo</text:p>
      <text:p text:style-name="P119">-Un comentario no puede responderse a si mismo</text:p>
      <text:p text:style-name="P120">-Una lista de reproducción tiene asociadas las mismas categorías a las que están asociados sus videos</text:p>
      <text:p text:style-name="P121"/>
      <text:p text:style-name="P122">Reglas de negocio</text:p>
      <text:p text:style-name="P123"/>
      <text:p text:style-name="P124">-Usuario no puede comentar o calificar un video privado</text:p>
      <text:p text:style-name="P125">-Si el canal es privado, entonces todos los videos y listas del canal son privados.</text:p>
      <text:p text:style-name="P126">-Todos los canales tienen las listas de reproduccion por defecto</text:p>
      <text:p text:style-name="P127"/>
      <text:p text:style-name="P128">Dominio</text:p>
      <text:p text:style-name="P129"/>
      <text:p text:style-name="P130">-Fecha de nacimiento tiene que ser menor<text:s/>o igual a la fecha actual del sistema</text:p>
      <text:p text:style-name="P131">-Fecha de comentario tiene que ser menor o igual a la fecha actual del sistema</text:p>
      <text:p text:style-name="P132"><text:span text:style-name="T133">-La duracion de un video debe ser mayor o igual que cer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Symbol" style:font-name-asian="Symbol" style:font-name-complex="Symbol"/>
    </style:style>
    <style:style style:name="WW_CharLFO4LVL3" style:family="text">
      <style:text-properties style:font-name="Symbol" style:font-name-asian="Symbol" style:font-name-complex="Symbol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Symbol" style:font-name-asian="Symbol" style:font-name-complex="Symbol"/>
    </style:style>
    <style:style style:name="WW_CharLFO4LVL6" style:family="text">
      <style:text-properties style:font-name="Symbol" style:font-name-asian="Symbol" style:font-name-complex="Symbol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Symbol" style:font-name-asian="Symbol" style:font-name-complex="Symbol"/>
    </style:style>
    <style:style style:name="WW_CharLFO4LVL9" style:family="text">
      <style:text-properties style:font-name="Symbol" style:font-name-asian="Symbol" style:font-name-complex="Symbol"/>
    </style:style>
    <text:list-style style:name="RTF_Num5" style:display-name="RTF_Num 5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Symbol" style:font-name-asian="Symbol" style:font-name-complex="Symbol"/>
    </style:style>
    <style:style style:name="WW_CharLFO6LVL3" style:family="text">
      <style:text-properties style:font-name="Symbol" style:font-name-asian="Symbol" style:font-name-complex="Symbol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Symbol" style:font-name-asian="Symbol" style:font-name-complex="Symbol"/>
    </style:style>
    <style:style style:name="WW_CharLFO6LVL6" style:family="text">
      <style:text-properties style:font-name="Symbol" style:font-name-asian="Symbol" style:font-name-complex="Symbol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Symbol" style:font-name-asian="Symbol" style:font-name-complex="Symbol"/>
    </style:style>
    <style:style style:name="WW_CharLFO6LVL9" style:family="text">
      <style:text-properties style:font-name="Symbol" style:font-name-asian="Symbol" style:font-name-complex="Symbol"/>
    </style:style>
    <text:list-style style:name="RTF_Num7" style:display-name="RTF_Num 7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Symbol" style:font-name-asian="Symbol" style:font-name-complex="Symbol"/>
    </style:style>
    <style:style style:name="WW_CharLFO8LVL3" style:family="text">
      <style:text-properties style:font-name="Symbol" style:font-name-asian="Symbol" style:font-name-complex="Symbol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Symbol" style:font-name-asian="Symbol" style:font-name-complex="Symbol"/>
    </style:style>
    <style:style style:name="WW_CharLFO8LVL6" style:family="text">
      <style:text-properties style:font-name="Symbol" style:font-name-asian="Symbol" style:font-name-complex="Symbol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Symbol" style:font-name-asian="Symbol" style:font-name-complex="Symbol"/>
    </style:style>
    <style:style style:name="WW_CharLFO8LVL9" style:family="text">
      <style:text-properties style:font-name="Symbol" style:font-name-asian="Symbol" style:font-name-complex="Symbol"/>
    </style:style>
    <text:list-style style:name="RTF_Num9" style:display-name="RTF_Num 9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variant="small-caps"/>
    </style:style>
    <style:style style:name="P3" style:parent-style-name="Encabezado" style:family="paragraph">
      <style:text-properties style:font-name-complex="Times New Roman"/>
    </style:style>
    <style:style style:name="P4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</style:style>
    <style:style style:name="P5" style:parent-style-name="Piedepágina" style:family="paragraph">
      <style:paragraph-properties fo:text-align="start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  <style:footer>
        <text:p text:style-name="P4"/>
        <text:p text:style-name="P5"><text:span text:style-name="Númerodepágina"><text:tab/></text:span><text:span text:style-name="Númerodepágina"><text:tab/></text:span><text:span text:style-name="Númerodepágina"><text:s text:c="5"/></text:span><text:page-number style:num-format="1" text:fixed="false">3</text:page-number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francisco crocamo</dc:creator>
    <meta:creation-date>2003-02-26T16:05:00Z</meta:creation-date>
    <dc:date>2018-08-14T02:15:00Z</dc:date>
    <meta:print-date>2002-09-20T14:53:00Z</meta:print-date>
    <meta:template xlink:href="Normal" xlink:type="simple"/>
    <meta:editing-cycles>2</meta:editing-cycles>
    <meta:editing-duration>PT780S</meta:editing-duration>
    <meta:document-statistic meta:page-count="5" meta:paragraph-count="5" meta:word-count="452" meta:character-count="2934" meta:row-count="20" meta:non-whitespace-character-count="2487"/>
  </office:meta>
</office:document-meta>
</file>